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moria 512m" table:style-name="ta1">
        <table:shapes>
          <draw:frame draw:z-index="0" draw:style-name="gr1" draw:text-style-name="P1" svg:width="159.99mm" svg:height="89.99mm" svg:x="1mm" svg:y="50.68mm">
            <loext:p draw:notify-on-update-of-ranges="'memoria 512m'.A2:'memoria 512m'.A11 'memoria 512m'.C1:'memoria 512m'.C1 'memoria 512m'.C2:'memoria 512m'.C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mm" svg:height="90.04mm" svg:x="160.62mm" svg:y="49.67mm">
            <loext:p draw:notify-on-update-of-ranges="'memoria 512m'.A2:'memoria 512m'.A11 'memoria 512m'.F1:'memoria 512m'.F1 'memoria 512m'.F2:'memoria 512m'.F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79mm" svg:height="90.04mm" svg:x="2.48mm" svg:y="143.17mm">
            <loext:p draw:notify-on-update-of-ranges="'memoria 512m'.A2:'memoria 512m'.A11 'memoria 512m'.J1:'memoria 512m'.J1 'memoria 512m'.J2:'memoria 512m'.J11 'memoria 512m'.K1:'memoria 512m'.K1 'memoria 512m'.K2:'memoria 512m'.K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8mm" svg:height="90.04mm" svg:x="161.73mm" svg:y="143.17mm">
            <loext:p draw:notify-on-update-of-ranges="'memoria 512m'.A2:'memoria 512m'.A11 'memoria 512m'.I1:'memoria 512m'.I1 'memoria 512m'.I2:'memoria 512m'.I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row table:style-name="ro1">
          <table:table-cell table:style-name="Default" office:value-type="string" calcext:value-type="string">
            <text:p><text:s text:c="6"/>Test</text:p>
          </table:table-cell>
          <table:table-cell table:style-name="Default" office:value-type="string" calcext:value-type="string">
            <text:p><text:s/>Date &amp; Time</text:p>
          </table:table-cell>
          <table:table-cell office:value-type="string" calcext:value-type="string">
            <text:p><text:s text:c="2"/>Trans</text:p>
          </table:table-cell>
          <table:table-cell office:value-type="string" calcext:value-type="string">
            <text:p><text:s text:c="2"/>Elap Time</text:p>
          </table:table-cell>
          <table:table-cell office:value-type="string" calcext:value-type="string">
            <text:p><text:s text:c="2"/>Data Trans</text:p>
          </table:table-cell>
          <table:table-cell office:value-type="string" calcext:value-type="string">
            <text:p><text:s text:c="2"/>Resp Time</text:p>
          </table:table-cell>
          <table:table-cell office:value-type="string" calcext:value-type="string">
            <text:p><text:s text:c="2"/>Trans Rate</text:p>
          </table:table-cell>
          <table:table-cell office:value-type="string" calcext:value-type="string">
            <text:p><text:s text:c="2"/>Throughput</text:p>
          </table:table-cell>
          <table:table-cell office:value-type="string" calcext:value-type="string">
            <text:p><text:s text:c="2"/>Concurrent</text:p>
          </table:table-cell>
          <table:table-cell office:value-type="string" calcext:value-type="string">
            <text:p><text:s text:c="4"/>OKAY</text:p>
          </table:table-cell>
          <table:table-cell office:value-type="string" calcext:value-type="string">
            <text:p><text:s text:c="3"/>Failed</text:p>
          </table:table-cell>
        </table:table-row>
        <table:table-row table:style-name="ro1">
          <table:table-cell office:value-type="string" calcext:value-type="string">
            <text:p>**** t(10)q(5) ****</text:p>
          </table:table-cell>
          <table:table-cell office:value-type="date" office:date-value="2017-04-21T19:52:10" calcext:value-type="date">
            <text:p>21/04/17 19:52</text:p>
          </table:table-cell>
          <table:table-cell office:value-type="float" office:value="50" calcext:value-type="float">
            <text:p>50</text:p>
          </table:table-cell>
          <table:table-cell office:value-type="float" office:value="59.88" calcext:value-type="float">
            <text:p>59,88</text:p>
          </table:table-cell>
          <table:table-cell office:value-type="float" office:value="0" calcext:value-type="float">
            <text:p>0</text:p>
          </table:table-cell>
          <table:table-cell office:value-type="float" office:value="17.6" calcext:value-type="float">
            <text:p>17,6</text:p>
          </table:table-cell>
          <table:table-cell office:value-type="float" office:value="0.84" calcext:value-type="float">
            <text:p>0,84</text:p>
          </table:table-cell>
          <table:table-cell office:value-type="float" office:value="0" calcext:value-type="float">
            <text:p>0</text:p>
          </table:table-cell>
          <table:table-cell office:value-type="float" office:value="14.7" calcext:value-type="float">
            <text:p>14,7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**** t(20)q(10) ****</text:p>
          </table:table-cell>
          <table:table-cell office:value-type="date" office:date-value="2017-04-21T19:53:21" calcext:value-type="date">
            <text:p>21/04/17 19:53</text:p>
          </table:table-cell>
          <table:table-cell office:value-type="float" office:value="180" calcext:value-type="float">
            <text:p>180</text:p>
          </table:table-cell>
          <table:table-cell office:value-type="float" office:value="59.25" calcext:value-type="float">
            <text:p>59,25</text:p>
          </table:table-cell>
          <table:table-cell office:value-type="float" office:value="0" calcext:value-type="float">
            <text:p>0</text:p>
          </table:table-cell>
          <table:table-cell office:value-type="float" office:value="22.57" calcext:value-type="float">
            <text:p>22,57</text:p>
          </table:table-cell>
          <table:table-cell office:value-type="float" office:value="3.04" calcext:value-type="float">
            <text:p>3,04</text:p>
          </table:table-cell>
          <table:table-cell office:value-type="float" office:value="0" calcext:value-type="float">
            <text:p>0</text:p>
          </table:table-cell>
          <table:table-cell office:value-type="float" office:value="68.58" calcext:value-type="float">
            <text:p>68,58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**** t(30)q(15) ****</text:p>
          </table:table-cell>
          <table:table-cell office:value-type="date" office:date-value="2017-04-21T19:54:32" calcext:value-type="date">
            <text:p>21/04/17 19:54</text:p>
          </table:table-cell>
          <table:table-cell office:value-type="float" office:value="251" calcext:value-type="float">
            <text:p>251</text:p>
          </table:table-cell>
          <table:table-cell office:value-type="float" office:value="59.2" calcext:value-type="float">
            <text:p>59,2</text:p>
          </table:table-cell>
          <table:table-cell office:value-type="float" office:value="0" calcext:value-type="float">
            <text:p>0</text:p>
          </table:table-cell>
          <table:table-cell office:value-type="float" office:value="18.64" calcext:value-type="float">
            <text:p>18,64</text:p>
          </table:table-cell>
          <table:table-cell office:value-type="float" office:value="4.24" calcext:value-type="float">
            <text:p>4,24</text:p>
          </table:table-cell>
          <table:table-cell office:value-type="float" office:value="0" calcext:value-type="float">
            <text:p>0</text:p>
          </table:table-cell>
          <table:table-cell office:value-type="float" office:value="79.03" calcext:value-type="float">
            <text:p>79,03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40)q(20) ****</text:p>
          </table:table-cell>
          <table:table-cell office:value-type="date" office:date-value="2017-04-21T19:55:43" calcext:value-type="date">
            <text:p>21/04/17 19:55</text:p>
          </table:table-cell>
          <table:table-cell office:value-type="float" office:value="320" calcext:value-type="float">
            <text:p>320</text:p>
          </table:table-cell>
          <table:table-cell office:value-type="float" office:value="59.19" calcext:value-type="float">
            <text:p>59,19</text:p>
          </table:table-cell>
          <table:table-cell office:value-type="float" office:value="0" calcext:value-type="float">
            <text:p>0</text:p>
          </table:table-cell>
          <table:table-cell office:value-type="float" office:value="15.46" calcext:value-type="float">
            <text:p>15,46</text:p>
          </table:table-cell>
          <table:table-cell office:value-type="float" office:value="5.41" calcext:value-type="float">
            <text:p>5,41</text:p>
          </table:table-cell>
          <table:table-cell office:value-type="float" office:value="0" calcext:value-type="float">
            <text:p>0</text:p>
          </table:table-cell>
          <table:table-cell office:value-type="float" office:value="83.55" calcext:value-type="float">
            <text:p>83,55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50)q(25) ****</text:p>
          </table:table-cell>
          <table:table-cell office:value-type="date" office:date-value="2017-04-21T19:56:54" calcext:value-type="date">
            <text:p>21/04/17 19:56</text:p>
          </table:table-cell>
          <table:table-cell office:value-type="float" office:value="0" calcext:value-type="float">
            <text:p>0</text:p>
          </table:table-cell>
          <table:table-cell office:value-type="float" office:value="59.18" calcext:value-type="float">
            <text:p>59,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7"/>-na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**** t(60)q(30) ****</text:p>
          </table:table-cell>
          <table:table-cell office:value-type="date" office:date-value="2017-04-21T19:58:05" calcext:value-type="date">
            <text:p>21/04/17 19:58</text:p>
          </table:table-cell>
          <table:table-cell office:value-type="float" office:value="0" calcext:value-type="float">
            <text:p>0</text:p>
          </table:table-cell>
          <table:table-cell office:value-type="float" office:value="59.23" calcext:value-type="float">
            <text:p>59,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8"/>in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**** t(70)q(35) ****</text:p>
          </table:table-cell>
          <table:table-cell office:value-type="date" office:date-value="2017-04-21T19:59:16" calcext:value-type="date">
            <text:p>21/04/17 19:59</text:p>
          </table:table-cell>
          <table:table-cell office:value-type="float" office:value="0" calcext:value-type="float">
            <text:p>0</text:p>
          </table:table-cell>
          <table:table-cell office:value-type="float" office:value="59.24" calcext:value-type="float">
            <text:p>59,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7"/>-na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**** t(80)q(40) ****</text:p>
          </table:table-cell>
          <table:table-cell office:value-type="date" office:date-value="2017-04-21T20:00:28" calcext:value-type="date">
            <text:p>21/04/17 20:00</text:p>
          </table:table-cell>
          <table:table-cell office:value-type="float" office:value="0" calcext:value-type="float">
            <text:p>0</text:p>
          </table:table-cell>
          <table:table-cell office:value-type="float" office:value="59.81" calcext:value-type="float">
            <text:p>59,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7"/>-na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**** t(90)q(45) ****</text:p>
          </table:table-cell>
          <table:table-cell office:value-type="date" office:date-value="2017-04-21T20:01:40" calcext:value-type="date">
            <text:p>21/04/17 20:01</text:p>
          </table:table-cell>
          <table:table-cell office:value-type="float" office:value="0" calcext:value-type="float">
            <text:p>0</text:p>
          </table:table-cell>
          <table:table-cell office:value-type="float" office:value="59.78" calcext:value-type="float">
            <text:p>59,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7"/>-na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**** t(100)q(50) ****</text:p>
          </table:table-cell>
          <table:table-cell office:value-type="date" office:date-value="2017-04-21T20:02:04" calcext:value-type="date">
            <text:p>21/04/17 20:02</text:p>
          </table:table-cell>
          <table:table-cell office:value-type="float" office:value="0" calcext:value-type="float">
            <text:p>0</text:p>
          </table:table-cell>
          <table:table-cell office:value-type="float" office:value="12.33" calcext:value-type="float">
            <text:p>12,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7"/>-na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</table:table-row>
      </table:table>
      <table:table table:name="memoria 1g" table:style-name="ta1">
        <table:shapes>
          <draw:frame draw:z-index="0" draw:style-name="gr1" draw:text-style-name="P1" svg:width="159.99mm" svg:height="89.99mm" svg:x="0.18mm" svg:y="68.74mm">
            <loext:p draw:notify-on-update-of-ranges="'memoria 1g'.A2:'memoria 1g'.A11 'memoria 1g'.C2:'memoria 1g'.C1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8mm" svg:height="90.04mm" svg:x="159.8mm" svg:y="67.73mm">
            <loext:p draw:notify-on-update-of-ranges="'memoria 1g'.A2:'memoria 1g'.A11 'memoria 1g'.F1:'memoria 1g'.F1 'memoria 1g'.F2:'memoria 1g'.F1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59.79mm" svg:height="90.04mm" svg:x="1.66mm" svg:y="161.23mm">
            <loext:p draw:notify-on-update-of-ranges="'memoria 1g'.A2:'memoria 1g'.A11 'memoria 1g'.J1:'memoria 1g'.J1 'memoria 1g'.J2:'memoria 1g'.J11 'memoria 1g'.K1:'memoria 1g'.K1 'memoria 1g'.K2:'memoria 1g'.K1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59.8mm" svg:height="90.04mm" svg:x="160.91mm" svg:y="161.23mm">
            <loext:p draw:notify-on-update-of-ranges="'memoria 1g'.A2:'memoria 1g'.A11 'memoria 1g'.I1:'memoria 1g'.I1 'memoria 1g'.I2:'memoria 1g'.I1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5" table:default-cell-style-name="Default"/>
        <table:table-column table:style-name="co4" table:default-cell-style-name="ce1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<text:s text:c="6"/>Test</text:p>
          </table:table-cell>
          <table:table-cell table:style-name="Default" office:value-type="string" calcext:value-type="string">
            <text:p><text:s/>Date &amp; Time</text:p>
          </table:table-cell>
          <table:table-cell office:value-type="string" calcext:value-type="string">
            <text:p><text:s text:c="2"/>Trans</text:p>
          </table:table-cell>
          <table:table-cell office:value-type="string" calcext:value-type="string">
            <text:p><text:s text:c="2"/>Elap Time</text:p>
          </table:table-cell>
          <table:table-cell office:value-type="string" calcext:value-type="string">
            <text:p><text:s text:c="2"/>Data Trans</text:p>
          </table:table-cell>
          <table:table-cell office:value-type="string" calcext:value-type="string">
            <text:p><text:s text:c="2"/>Resp Time</text:p>
          </table:table-cell>
          <table:table-cell office:value-type="string" calcext:value-type="string">
            <text:p><text:s text:c="2"/>Trans Rate</text:p>
          </table:table-cell>
          <table:table-cell office:value-type="string" calcext:value-type="string">
            <text:p><text:s text:c="2"/>Throughput</text:p>
          </table:table-cell>
          <table:table-cell office:value-type="string" calcext:value-type="string">
            <text:p><text:s text:c="2"/>Concurrent</text:p>
          </table:table-cell>
          <table:table-cell office:value-type="string" calcext:value-type="string">
            <text:p><text:s text:c="4"/>OKAY</text:p>
          </table:table-cell>
          <table:table-cell office:value-type="string" calcext:value-type="string">
            <text:p><text:s text:c="3"/>Failed</text:p>
          </table:table-cell>
        </table:table-row>
        <table:table-row table:style-name="ro1">
          <table:table-cell office:value-type="string" calcext:value-type="string">
            <text:p>**** t(10)q(5) ****</text:p>
          </table:table-cell>
          <table:table-cell office:value-type="date" office:date-value="2017-04-21T20:21:13" calcext:value-type="date">
            <text:p>21/04/17 20:21</text:p>
          </table:table-cell>
          <table:table-cell office:value-type="float" office:value="50" calcext:value-type="float">
            <text:p>50</text:p>
          </table:table-cell>
          <table:table-cell office:value-type="float" office:value="59.19" calcext:value-type="float">
            <text:p>59,19</text:p>
          </table:table-cell>
          <table:table-cell office:value-type="float" office:value="0" calcext:value-type="float">
            <text:p>0</text:p>
          </table:table-cell>
          <table:table-cell office:value-type="float" office:value="17.19" calcext:value-type="float">
            <text:p>17,19</text:p>
          </table:table-cell>
          <table:table-cell office:value-type="float" office:value="0.84" calcext:value-type="float">
            <text:p>0,84</text:p>
          </table:table-cell>
          <table:table-cell office:value-type="float" office:value="0" calcext:value-type="float">
            <text:p>0</text:p>
          </table:table-cell>
          <table:table-cell office:value-type="float" office:value="14.52" calcext:value-type="float">
            <text:p>14,52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**** t(20)q(10) ****</text:p>
          </table:table-cell>
          <table:table-cell office:value-type="date" office:date-value="2017-04-21T20:22:24" calcext:value-type="date">
            <text:p>21/04/17 20:22</text:p>
          </table:table-cell>
          <table:table-cell office:value-type="float" office:value="168" calcext:value-type="float">
            <text:p>168</text:p>
          </table:table-cell>
          <table:table-cell office:value-type="float" office:value="59.26" calcext:value-type="float">
            <text:p>59,26</text:p>
          </table:table-cell>
          <table:table-cell office:value-type="float" office:value="0" calcext:value-type="float">
            <text:p>0</text:p>
          </table:table-cell>
          <table:table-cell office:value-type="float" office:value="22.41" calcext:value-type="float">
            <text:p>22,41</text:p>
          </table:table-cell>
          <table:table-cell office:value-type="float" office:value="2.83" calcext:value-type="float">
            <text:p>2,83</text:p>
          </table:table-cell>
          <table:table-cell office:value-type="float" office:value="0" calcext:value-type="float">
            <text:p>0</text:p>
          </table:table-cell>
          <table:table-cell office:value-type="float" office:value="63.52" calcext:value-type="float">
            <text:p>63,52</text:p>
          </table:table-cell>
          <table:table-cell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**** t(30)q(15) ****</text:p>
          </table:table-cell>
          <table:table-cell office:value-type="date" office:date-value="2017-04-21T20:23:35" calcext:value-type="date">
            <text:p>21/04/17 20:23</text:p>
          </table:table-cell>
          <table:table-cell office:value-type="float" office:value="270" calcext:value-type="float">
            <text:p>270</text:p>
          </table:table-cell>
          <table:table-cell office:value-type="float" office:value="59.21" calcext:value-type="float">
            <text:p>59,21</text:p>
          </table:table-cell>
          <table:table-cell office:value-type="float" office:value="0" calcext:value-type="float">
            <text:p>0</text:p>
          </table:table-cell>
          <table:table-cell office:value-type="float" office:value="17.56" calcext:value-type="float">
            <text:p>17,56</text:p>
          </table:table-cell>
          <table:table-cell office:value-type="float" office:value="4.56" calcext:value-type="float">
            <text:p>4,56</text:p>
          </table:table-cell>
          <table:table-cell office:value-type="float" office:value="0" calcext:value-type="float">
            <text:p>0</text:p>
          </table:table-cell>
          <table:table-cell office:value-type="float" office:value="80.09" calcext:value-type="float">
            <text:p>80,09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40)q(20) ****</text:p>
          </table:table-cell>
          <table:table-cell office:value-type="date" office:date-value="2017-04-21T20:24:46.000001" calcext:value-type="date">
            <text:p>21/04/17 20:24</text:p>
          </table:table-cell>
          <table:table-cell office:value-type="float" office:value="322" calcext:value-type="float">
            <text:p>322</text:p>
          </table:table-cell>
          <table:table-cell office:value-type="float" office:value="59.14" calcext:value-type="float">
            <text:p>59,14</text:p>
          </table:table-cell>
          <table:table-cell office:value-type="float" office:value="0" calcext:value-type="float">
            <text:p>0</text:p>
          </table:table-cell>
          <table:table-cell office:value-type="float" office:value="14.87" calcext:value-type="float">
            <text:p>14,87</text:p>
          </table:table-cell>
          <table:table-cell office:value-type="float" office:value="5.44" calcext:value-type="float">
            <text:p>5,44</text:p>
          </table:table-cell>
          <table:table-cell office:value-type="float" office:value="0" calcext:value-type="float">
            <text:p>0</text:p>
          </table:table-cell>
          <table:table-cell office:value-type="float" office:value="80.98" calcext:value-type="float">
            <text:p>80,98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50)q(25) ****</text:p>
          </table:table-cell>
          <table:table-cell office:value-type="date" office:date-value="2017-04-21T20:25:58" calcext:value-type="date">
            <text:p>21/04/17 20:25</text:p>
          </table:table-cell>
          <table:table-cell office:value-type="float" office:value="421" calcext:value-type="float">
            <text:p>421</text:p>
          </table:table-cell>
          <table:table-cell office:value-type="float" office:value="59.88" calcext:value-type="float">
            <text:p>59,88</text:p>
          </table:table-cell>
          <table:table-cell office:value-type="float" office:value="0" calcext:value-type="float">
            <text:p>0</text:p>
          </table:table-cell>
          <table:table-cell office:value-type="float" office:value="12.25" calcext:value-type="float">
            <text:p>12,25</text:p>
          </table:table-cell>
          <table:table-cell office:value-type="float" office:value="7.03" calcext:value-type="float">
            <text:p>7,03</text:p>
          </table:table-cell>
          <table:table-cell office:value-type="float" office:value="0" calcext:value-type="float">
            <text:p>0</text:p>
          </table:table-cell>
          <table:table-cell office:value-type="float" office:value="86.16" calcext:value-type="float">
            <text:p>86,16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60)q(30) ****</text:p>
          </table:table-cell>
          <table:table-cell office:value-type="date" office:date-value="2017-04-21T20:27:09.000001" calcext:value-type="date">
            <text:p>21/04/17 20:27</text:p>
          </table:table-cell>
          <table:table-cell office:value-type="float" office:value="426" calcext:value-type="float">
            <text:p>426</text:p>
          </table:table-cell>
          <table:table-cell office:value-type="float" office:value="59.28" calcext:value-type="float">
            <text:p>59,28</text:p>
          </table:table-cell>
          <table:table-cell office:value-type="float" office:value="0" calcext:value-type="float">
            <text:p>0</text:p>
          </table:table-cell>
          <table:table-cell office:value-type="float" office:value="11.77" calcext:value-type="float">
            <text:p>11,77</text:p>
          </table:table-cell>
          <table:table-cell office:value-type="float" office:value="7.19" calcext:value-type="float">
            <text:p>7,19</text:p>
          </table:table-cell>
          <table:table-cell office:value-type="float" office:value="0" calcext:value-type="float">
            <text:p>0</text:p>
          </table:table-cell>
          <table:table-cell office:value-type="float" office:value="84.59" calcext:value-type="float">
            <text:p>84,59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70)q(35) ****</text:p>
          </table:table-cell>
          <table:table-cell office:value-type="date" office:date-value="2017-04-21T20:28:20" calcext:value-type="date">
            <text:p>21/04/17 20:28</text:p>
          </table:table-cell>
          <table:table-cell office:value-type="float" office:value="434" calcext:value-type="float">
            <text:p>434</text:p>
          </table:table-cell>
          <table:table-cell office:value-type="float" office:value="59.22" calcext:value-type="float">
            <text:p>59,22</text:p>
          </table:table-cell>
          <table:table-cell office:value-type="float" office:value="0" calcext:value-type="float">
            <text:p>0</text:p>
          </table:table-cell>
          <table:table-cell office:value-type="float" office:value="11.45" calcext:value-type="float">
            <text:p>11,45</text:p>
          </table:table-cell>
          <table:table-cell office:value-type="float" office:value="7.33" calcext:value-type="float">
            <text:p>7,33</text:p>
          </table:table-cell>
          <table:table-cell office:value-type="float" office:value="0" calcext:value-type="float">
            <text:p>0</text:p>
          </table:table-cell>
          <table:table-cell office:value-type="float" office:value="83.95" calcext:value-type="float">
            <text:p>83,95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80)q(40) ****</text:p>
          </table:table-cell>
          <table:table-cell office:value-type="date" office:date-value="2017-04-21T20:29:31" calcext:value-type="date">
            <text:p>21/04/17 20:29</text:p>
          </table:table-cell>
          <table:table-cell office:value-type="float" office:value="495" calcext:value-type="float">
            <text:p>495</text:p>
          </table:table-cell>
          <table:table-cell office:value-type="float" office:value="59.12" calcext:value-type="float">
            <text:p>59,12</text:p>
          </table:table-cell>
          <table:table-cell office:value-type="float" office:value="0" calcext:value-type="float">
            <text:p>0</text:p>
          </table:table-cell>
          <table:table-cell office:value-type="float" office:value="10.18" calcext:value-type="float">
            <text:p>10,18</text:p>
          </table:table-cell>
          <table:table-cell office:value-type="float" office:value="8.37" calcext:value-type="float">
            <text:p>8,37</text:p>
          </table:table-cell>
          <table:table-cell office:value-type="float" office:value="0" calcext:value-type="float">
            <text:p>0</text:p>
          </table:table-cell>
          <table:table-cell office:value-type="float" office:value="85.25" calcext:value-type="float">
            <text:p>85,25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90)q(45) ****</text:p>
          </table:table-cell>
          <table:table-cell office:value-type="date" office:date-value="2017-04-21T20:30:42" calcext:value-type="date">
            <text:p>21/04/17 20:30</text:p>
          </table:table-cell>
          <table:table-cell office:value-type="float" office:value="450" calcext:value-type="float">
            <text:p>450</text:p>
          </table:table-cell>
          <table:table-cell office:value-type="float" office:value="59.36" calcext:value-type="float">
            <text:p>59,36</text:p>
          </table:table-cell>
          <table:table-cell office:value-type="float" office:value="0" calcext:value-type="float">
            <text:p>0</text:p>
          </table:table-cell>
          <table:table-cell office:value-type="float" office:value="11.67" calcext:value-type="float">
            <text:p>11,67</text:p>
          </table:table-cell>
          <table:table-cell office:value-type="float" office:value="7.58" calcext:value-type="float">
            <text:p>7,58</text:p>
          </table:table-cell>
          <table:table-cell office:value-type="float" office:value="0" calcext:value-type="float">
            <text:p>0</text:p>
          </table:table-cell>
          <table:table-cell office:value-type="float" office:value="88.45" calcext:value-type="float">
            <text:p>88,45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100)q(50) ****</text:p>
          </table:table-cell>
          <table:table-cell office:value-type="date" office:date-value="2017-04-21T20:31:53" calcext:value-type="date">
            <text:p>21/04/17 20:31</text:p>
          </table:table-cell>
          <table:table-cell office:value-type="float" office:value="0" calcext:value-type="float">
            <text:p>0</text:p>
          </table:table-cell>
          <table:table-cell office:value-type="float" office:value="59.1" calcext:value-type="float">
            <text:p>59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8"/>in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6" calcext:value-type="float">
            <text:p>7,1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* limitou Xmx=768m Xms=768m</text:p>
          </table:table-cell>
          <table:table-cell table:style-name="Default"/>
          <table:table-cell table:number-columns-repeated="9"/>
        </table:table-row>
      </table:table>
      <table:table table:name="memoria 2g" table:style-name="ta1">
        <table:table-column table:style-name="co3" table:default-cell-style-name="Default"/>
        <table:table-column table:style-name="co3" table:default-cell-style-name="ce1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Test</text:p>
          </table:table-cell>
          <table:table-cell table:style-name="Default" office:value-type="string" calcext:value-type="string">
            <text:p><text:s/>Date &amp; Time</text:p>
          </table:table-cell>
          <table:table-cell office:value-type="string" calcext:value-type="string">
            <text:p><text:s text:c="2"/>Trans</text:p>
          </table:table-cell>
          <table:table-cell office:value-type="string" calcext:value-type="string">
            <text:p><text:s text:c="2"/>Elap Time</text:p>
          </table:table-cell>
          <table:table-cell office:value-type="string" calcext:value-type="string">
            <text:p><text:s text:c="2"/>Data Trans</text:p>
          </table:table-cell>
          <table:table-cell office:value-type="string" calcext:value-type="string">
            <text:p><text:s text:c="2"/>Resp Time</text:p>
          </table:table-cell>
          <table:table-cell office:value-type="string" calcext:value-type="string">
            <text:p><text:s text:c="2"/>Trans Rate</text:p>
          </table:table-cell>
          <table:table-cell office:value-type="string" calcext:value-type="string">
            <text:p><text:s text:c="2"/>Throughput</text:p>
          </table:table-cell>
          <table:table-cell office:value-type="string" calcext:value-type="string">
            <text:p><text:s text:c="2"/>Concurrent</text:p>
          </table:table-cell>
          <table:table-cell office:value-type="string" calcext:value-type="string">
            <text:p><text:s text:c="4"/>OKAY</text:p>
          </table:table-cell>
          <table:table-cell office:value-type="string" calcext:value-type="string">
            <text:p><text:s text:c="3"/>Failed</text:p>
          </table:table-cell>
        </table:table-row>
        <table:table-row table:style-name="ro1">
          <table:table-cell office:value-type="string" calcext:value-type="string">
            <text:p>**** t(10)q(5) ****</text:p>
          </table:table-cell>
          <table:table-cell office:value-type="date" office:date-value="2017-04-21T17:47:00" calcext:value-type="date">
            <text:p>21/04/17 17:47</text:p>
          </table:table-cell>
          <table:table-cell office:value-type="float" office:value="50" calcext:value-type="float">
            <text:p>50</text:p>
          </table:table-cell>
          <table:table-cell office:value-type="float" office:value="59.03" calcext:value-type="float">
            <text:p>59,03</text:p>
          </table:table-cell>
          <table:table-cell office:value-type="float" office:value="0" calcext:value-type="float">
            <text:p>0</text:p>
          </table:table-cell>
          <table:table-cell office:value-type="float" office:value="17.33" calcext:value-type="float">
            <text:p>17,33</text:p>
          </table:table-cell>
          <table:table-cell office:value-type="float" office:value="0.85" calcext:value-type="float">
            <text:p>0,85</text:p>
          </table:table-cell>
          <table:table-cell office:value-type="float" office:value="0" calcext:value-type="float">
            <text:p>0</text:p>
          </table:table-cell>
          <table:table-cell office:value-type="float" office:value="14.68" calcext:value-type="float">
            <text:p>14,68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**** t(20)q(10) ****</text:p>
          </table:table-cell>
          <table:table-cell office:value-type="date" office:date-value="2017-04-21T17:48:11" calcext:value-type="date">
            <text:p>21/04/17 17:48</text:p>
          </table:table-cell>
          <table:table-cell office:value-type="float" office:value="200" calcext:value-type="float">
            <text:p>200</text:p>
          </table:table-cell>
          <table:table-cell office:value-type="float" office:value="59.09" calcext:value-type="float">
            <text:p>59,09</text:p>
          </table:table-cell>
          <table:table-cell office:value-type="float" office:value="0" calcext:value-type="float">
            <text:p>0</text:p>
          </table:table-cell>
          <table:table-cell office:value-type="float" office:value="23.03" calcext:value-type="float">
            <text:p>23,03</text:p>
          </table:table-cell>
          <table:table-cell office:value-type="float" office:value="3.38" calcext:value-type="float">
            <text:p>3,38</text:p>
          </table:table-cell>
          <table:table-cell office:value-type="float" office:value="0" calcext:value-type="float">
            <text:p>0</text:p>
          </table:table-cell>
          <table:table-cell office:value-type="float" office:value="77.96" calcext:value-type="float">
            <text:p>77,9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30)q(15) ****</text:p>
          </table:table-cell>
          <table:table-cell office:value-type="date" office:date-value="2017-04-21T17:49:23" calcext:value-type="date">
            <text:p>21/04/17 17:49</text:p>
          </table:table-cell>
          <table:table-cell office:value-type="float" office:value="270" calcext:value-type="float">
            <text:p>270</text:p>
          </table:table-cell>
          <table:table-cell office:value-type="float" office:value="59.91" calcext:value-type="float">
            <text:p>59,91</text:p>
          </table:table-cell>
          <table:table-cell office:value-type="float" office:value="0" calcext:value-type="float">
            <text:p>0</text:p>
          </table:table-cell>
          <table:table-cell office:value-type="float" office:value="18.53" calcext:value-type="float">
            <text:p>18,53</text:p>
          </table:table-cell>
          <table:table-cell office:value-type="float" office:value="4.51" calcext:value-type="float">
            <text:p>4,51</text:p>
          </table:table-cell>
          <table:table-cell office:value-type="float" office:value="0" calcext:value-type="float">
            <text:p>0</text:p>
          </table:table-cell>
          <table:table-cell office:value-type="float" office:value="83.53" calcext:value-type="float">
            <text:p>83,53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40)q(20) ****</text:p>
          </table:table-cell>
          <table:table-cell office:value-type="date" office:date-value="2017-04-21T17:50:34" calcext:value-type="date">
            <text:p>21/04/17 17:50</text:p>
          </table:table-cell>
          <table:table-cell office:value-type="float" office:value="360" calcext:value-type="float">
            <text:p>360</text:p>
          </table:table-cell>
          <table:table-cell office:value-type="float" office:value="59.14" calcext:value-type="float">
            <text:p>59,14</text:p>
          </table:table-cell>
          <table:table-cell office:value-type="float" office:value="0" calcext:value-type="float">
            <text:p>0</text:p>
          </table:table-cell>
          <table:table-cell office:value-type="float" office:value="14.58" calcext:value-type="float">
            <text:p>14,58</text:p>
          </table:table-cell>
          <table:table-cell office:value-type="float" office:value="6.09" calcext:value-type="float">
            <text:p>6,09</text:p>
          </table:table-cell>
          <table:table-cell office:value-type="float" office:value="0" calcext:value-type="float">
            <text:p>0</text:p>
          </table:table-cell>
          <table:table-cell office:value-type="float" office:value="88.76" calcext:value-type="float">
            <text:p>88,76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50)q(25) ****</text:p>
          </table:table-cell>
          <table:table-cell office:value-type="date" office:date-value="2017-04-21T17:51:45" calcext:value-type="date">
            <text:p>21/04/17 17:51</text:p>
          </table:table-cell>
          <table:table-cell office:value-type="float" office:value="404" calcext:value-type="float">
            <text:p>404</text:p>
          </table:table-cell>
          <table:table-cell office:value-type="float" office:value="59.11" calcext:value-type="float">
            <text:p>59,11</text:p>
          </table:table-cell>
          <table:table-cell office:value-type="float" office:value="0" calcext:value-type="float">
            <text:p>0</text:p>
          </table:table-cell>
          <table:table-cell office:value-type="float" office:value="12.15" calcext:value-type="float">
            <text:p>12,15</text:p>
          </table:table-cell>
          <table:table-cell office:value-type="float" office:value="6.83" calcext:value-type="float">
            <text:p>6,83</text:p>
          </table:table-cell>
          <table:table-cell office:value-type="float" office:value="0" calcext:value-type="float">
            <text:p>0</text:p>
          </table:table-cell>
          <table:table-cell office:value-type="float" office:value="83.07" calcext:value-type="float">
            <text:p>83,07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60)q(30) ****</text:p>
          </table:table-cell>
          <table:table-cell office:value-type="date" office:date-value="2017-04-21T17:52:57" calcext:value-type="date">
            <text:p>21/04/17 17:52</text:p>
          </table:table-cell>
          <table:table-cell office:value-type="float" office:value="480" calcext:value-type="float">
            <text:p>480</text:p>
          </table:table-cell>
          <table:table-cell office:value-type="float" office:value="59.96" calcext:value-type="float">
            <text:p>59,96</text:p>
          </table:table-cell>
          <table:table-cell office:value-type="float" office:value="0" calcext:value-type="float">
            <text:p>0</text:p>
          </table:table-cell>
          <table:table-cell office:value-type="float" office:value="11.32" calcext:value-type="float">
            <text:p>11,32</text:p>
          </table:table-cell>
          <table:table-cell office:value-type="float" office:value="8.01" calcext:value-type="float">
            <text:p>8,01</text:p>
          </table:table-cell>
          <table:table-cell office:value-type="float" office:value="0" calcext:value-type="float">
            <text:p>0</text:p>
          </table:table-cell>
          <table:table-cell office:value-type="float" office:value="90.61" calcext:value-type="float">
            <text:p>90,61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70)q(35) ****</text:p>
          </table:table-cell>
          <table:table-cell office:value-type="date" office:date-value="2017-04-21T17:54:08" calcext:value-type="date">
            <text:p>21/04/17 17:54</text:p>
          </table:table-cell>
          <table:table-cell office:value-type="float" office:value="524" calcext:value-type="float">
            <text:p>524</text:p>
          </table:table-cell>
          <table:table-cell office:value-type="float" office:value="59.16" calcext:value-type="float">
            <text:p>59,16</text:p>
          </table:table-cell>
          <table:table-cell office:value-type="float" office:value="0" calcext:value-type="float">
            <text:p>0</text:p>
          </table:table-cell>
          <table:table-cell office:value-type="float" office:value="9.68" calcext:value-type="float">
            <text:p>9,68</text:p>
          </table:table-cell>
          <table:table-cell office:value-type="float" office:value="8.86" calcext:value-type="float">
            <text:p>8,86</text:p>
          </table:table-cell>
          <table:table-cell office:value-type="float" office:value="0" calcext:value-type="float">
            <text:p>0</text:p>
          </table:table-cell>
          <table:table-cell office:value-type="float" office:value="85.78" calcext:value-type="float">
            <text:p>85,78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80)q(40) ****</text:p>
          </table:table-cell>
          <table:table-cell office:value-type="date" office:date-value="2017-04-21T17:55:19" calcext:value-type="date">
            <text:p>21/04/17 17:55</text:p>
          </table:table-cell>
          <table:table-cell office:value-type="float" office:value="600" calcext:value-type="float">
            <text:p>600</text:p>
          </table:table-cell>
          <table:table-cell office:value-type="float" office:value="59.1" calcext:value-type="float">
            <text:p>59,1</text:p>
          </table:table-cell>
          <table:table-cell office:value-type="float" office:value="0" calcext:value-type="float">
            <text:p>0</text:p>
          </table:table-cell>
          <table:table-cell office:value-type="float" office:value="8.57" calcext:value-type="float">
            <text:p>8,57</text:p>
          </table:table-cell>
          <table:table-cell office:value-type="float" office:value="10.15" calcext:value-type="float">
            <text:p>10,15</text:p>
          </table:table-cell>
          <table:table-cell office:value-type="float" office:value="0" calcext:value-type="float">
            <text:p>0</text:p>
          </table:table-cell>
          <table:table-cell office:value-type="float" office:value="87.02" calcext:value-type="float">
            <text:p>87,02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90)q(45) ****</text:p>
          </table:table-cell>
          <table:table-cell office:value-type="date" office:date-value="2017-04-21T17:56:30.000001" calcext:value-type="date">
            <text:p>21/04/17 17:56</text:p>
          </table:table-cell>
          <table:table-cell office:value-type="float" office:value="634" calcext:value-type="float">
            <text:p>634</text:p>
          </table:table-cell>
          <table:table-cell office:value-type="float" office:value="59.09" calcext:value-type="float">
            <text:p>59,09</text:p>
          </table:table-cell>
          <table:table-cell office:value-type="float" office:value="0" calcext:value-type="float">
            <text:p>0</text:p>
          </table:table-cell>
          <table:table-cell office:value-type="float" office:value="8.18" calcext:value-type="float">
            <text:p>8,18</text:p>
          </table:table-cell>
          <table:table-cell office:value-type="float" office:value="10.73" calcext:value-type="float">
            <text:p>10,73</text:p>
          </table:table-cell>
          <table:table-cell office:value-type="float" office:value="0" calcext:value-type="float">
            <text:p>0</text:p>
          </table:table-cell>
          <table:table-cell office:value-type="float" office:value="87.76" calcext:value-type="float">
            <text:p>87,76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100)q(50) ****</text:p>
          </table:table-cell>
          <table:table-cell office:value-type="date" office:date-value="2017-04-21T17:57:41" calcext:value-type="date">
            <text:p>21/04/17 17:57</text:p>
          </table:table-cell>
          <table:table-cell office:value-type="float" office:value="625" calcext:value-type="float">
            <text:p>625</text:p>
          </table:table-cell>
          <table:table-cell office:value-type="float" office:value="59.15" calcext:value-type="float">
            <text:p>59,15</text:p>
          </table:table-cell>
          <table:table-cell office:value-type="float" office:value="0" calcext:value-type="float">
            <text:p>0</text:p>
          </table:table-cell>
          <table:table-cell office:value-type="float" office:value="8.25" calcext:value-type="float">
            <text:p>8,25</text:p>
          </table:table-cell>
          <table:table-cell office:value-type="float" office:value="10.57" calcext:value-type="float">
            <text:p>10,57</text:p>
          </table:table-cell>
          <table:table-cell office:value-type="float" office:value="0" calcext:value-type="float">
            <text:p>0</text:p>
          </table:table-cell>
          <table:table-cell office:value-type="float" office:value="87.19" calcext:value-type="float">
            <text:p>87,19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jetty 512m" table:style-name="ta1">
        <table:table-column table:style-name="co3" table:default-cell-style-name="Default"/>
        <table:table-column table:style-name="co3" table:default-cell-style-name="ce1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<text:s text:c="6"/>Test</text:p>
          </table:table-cell>
          <table:table-cell table:style-name="Default" office:value-type="string" calcext:value-type="string">
            <text:p><text:s/>Date &amp; Time</text:p>
          </table:table-cell>
          <table:table-cell office:value-type="string" calcext:value-type="string">
            <text:p><text:s text:c="2"/>Trans</text:p>
          </table:table-cell>
          <table:table-cell office:value-type="string" calcext:value-type="string">
            <text:p><text:s text:c="2"/>Elap Time</text:p>
          </table:table-cell>
          <table:table-cell office:value-type="string" calcext:value-type="string">
            <text:p><text:s text:c="2"/>Data Trans</text:p>
          </table:table-cell>
          <table:table-cell office:value-type="string" calcext:value-type="string">
            <text:p><text:s text:c="2"/>Resp Time</text:p>
          </table:table-cell>
          <table:table-cell office:value-type="string" calcext:value-type="string">
            <text:p><text:s text:c="2"/>Trans Rate</text:p>
          </table:table-cell>
          <table:table-cell office:value-type="string" calcext:value-type="string">
            <text:p><text:s text:c="2"/>Throughput</text:p>
          </table:table-cell>
          <table:table-cell office:value-type="string" calcext:value-type="string">
            <text:p><text:s text:c="2"/>Concurrent</text:p>
          </table:table-cell>
          <table:table-cell office:value-type="string" calcext:value-type="string">
            <text:p><text:s text:c="4"/>OKAY</text:p>
          </table:table-cell>
          <table:table-cell office:value-type="string" calcext:value-type="string">
            <text:p><text:s text:c="3"/>Failed</text:p>
          </table:table-cell>
        </table:table-row>
        <table:table-row table:style-name="ro1">
          <table:table-cell office:value-type="string" calcext:value-type="string">
            <text:p>**** t(10)q(5) ****</text:p>
          </table:table-cell>
          <table:table-cell office:value-type="date" office:date-value="2017-04-21T22:24:52" calcext:value-type="date">
            <text:p>21/04/17 22:24</text:p>
          </table:table-cell>
          <table:table-cell office:value-type="float" office:value="50" calcext:value-type="float">
            <text:p>50</text:p>
          </table:table-cell>
          <table:table-cell office:value-type="float" office:value="59.73" calcext:value-type="float">
            <text:p>59,73</text:p>
          </table:table-cell>
          <table:table-cell office:value-type="float" office:value="0" calcext:value-type="float">
            <text:p>0</text:p>
          </table:table-cell>
          <table:table-cell office:value-type="float" office:value="17.16" calcext:value-type="float">
            <text:p>17,16</text:p>
          </table:table-cell>
          <table:table-cell office:value-type="float" office:value="0.84" calcext:value-type="float">
            <text:p>0,84</text:p>
          </table:table-cell>
          <table:table-cell office:value-type="float" office:value="0" calcext:value-type="float">
            <text:p>0</text:p>
          </table:table-cell>
          <table:table-cell office:value-type="float" office:value="14.37" calcext:value-type="float">
            <text:p>14,3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**** t(20)q(10) ****</text:p>
          </table:table-cell>
          <table:table-cell office:value-type="date" office:date-value="2017-04-21T22:26:03" calcext:value-type="date">
            <text:p>21/04/17 22:26</text:p>
          </table:table-cell>
          <table:table-cell office:value-type="float" office:value="152" calcext:value-type="float">
            <text:p>152</text:p>
          </table:table-cell>
          <table:table-cell office:value-type="float" office:value="59.09" calcext:value-type="float">
            <text:p>59,09</text:p>
          </table:table-cell>
          <table:table-cell office:value-type="float" office:value="0" calcext:value-type="float">
            <text:p>0</text:p>
          </table:table-cell>
          <table:table-cell office:value-type="float" office:value="22.39" calcext:value-type="float">
            <text:p>22,39</text:p>
          </table:table-cell>
          <table:table-cell office:value-type="float" office:value="2.57" calcext:value-type="float">
            <text:p>2,57</text:p>
          </table:table-cell>
          <table:table-cell office:value-type="float" office:value="0" calcext:value-type="float">
            <text:p>0</text:p>
          </table:table-cell>
          <table:table-cell office:value-type="float" office:value="57.58" calcext:value-type="float">
            <text:p>57,58</text:p>
          </table:table-cell>
          <table:table-cell office:value-type="float" office:value="152" calcext:value-type="float">
            <text:p>15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**** t(30)q(15) ****</text:p>
          </table:table-cell>
          <table:table-cell office:value-type="date" office:date-value="2017-04-21T22:27:14" calcext:value-type="date">
            <text:p>21/04/17 22:27</text:p>
          </table:table-cell>
          <table:table-cell office:value-type="float" office:value="270" calcext:value-type="float">
            <text:p>270</text:p>
          </table:table-cell>
          <table:table-cell office:value-type="float" office:value="59.23" calcext:value-type="float">
            <text:p>59,23</text:p>
          </table:table-cell>
          <table:table-cell office:value-type="float" office:value="0" calcext:value-type="float">
            <text:p>0</text:p>
          </table:table-cell>
          <table:table-cell office:value-type="float" office:value="17.77" calcext:value-type="float">
            <text:p>17,77</text:p>
          </table:table-cell>
          <table:table-cell office:value-type="float" office:value="4.56" calcext:value-type="float">
            <text:p>4,56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40)q(20) ****</text:p>
          </table:table-cell>
          <table:table-cell office:value-type="date" office:date-value="2017-04-21T22:28:25" calcext:value-type="date">
            <text:p>21/04/17 22:28</text:p>
          </table:table-cell>
          <table:table-cell office:value-type="float" office:value="282" calcext:value-type="float">
            <text:p>282</text:p>
          </table:table-cell>
          <table:table-cell office:value-type="float" office:value="59.29" calcext:value-type="float">
            <text:p>59,29</text:p>
          </table:table-cell>
          <table:table-cell office:value-type="float" office:value="0" calcext:value-type="float">
            <text:p>0</text:p>
          </table:table-cell>
          <table:table-cell office:value-type="float" office:value="16.59" calcext:value-type="float">
            <text:p>16,59</text:p>
          </table:table-cell>
          <table:table-cell office:value-type="float" office:value="4.76" calcext:value-type="float">
            <text:p>4,76</text:p>
          </table:table-cell>
          <table:table-cell office:value-type="float" office:value="0" calcext:value-type="float">
            <text:p>0</text:p>
          </table:table-cell>
          <table:table-cell office:value-type="float" office:value="78.88" calcext:value-type="float">
            <text:p>78,88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*** t(50)q(25) ****</text:p>
          </table:table-cell>
          <table:table-cell office:value-type="date" office:date-value="2017-04-21T22:29:36" calcext:value-type="date">
            <text:p>21/04/17 22:29</text:p>
          </table:table-cell>
          <table:table-cell office:value-type="float" office:value="0" calcext:value-type="float">
            <text:p>0</text:p>
          </table:table-cell>
          <table:table-cell office:value-type="float" office:value="59.27" calcext:value-type="float">
            <text:p>59,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7"/>-na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**** t(60)q(30) ****</text:p>
          </table:table-cell>
          <table:table-cell office:value-type="date" office:date-value="2017-04-21T22:30:47" calcext:value-type="date">
            <text:p>21/04/17 22:30</text:p>
          </table:table-cell>
          <table:table-cell office:value-type="float" office:value="0" calcext:value-type="float">
            <text:p>0</text:p>
          </table:table-cell>
          <table:table-cell office:value-type="float" office:value="59.15" calcext:value-type="float">
            <text:p>59,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8"/>in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" calcext:value-type="float">
            <text:p>7,4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**** t(70)q(35) ****</text:p>
          </table:table-cell>
          <table:table-cell office:value-type="date" office:date-value="2017-04-21T22:31:58" calcext:value-type="date">
            <text:p>21/04/17 22:31</text:p>
          </table:table-cell>
          <table:table-cell office:value-type="float" office:value="0" calcext:value-type="float">
            <text:p>0</text:p>
          </table:table-cell>
          <table:table-cell office:value-type="float" office:value="59.32" calcext:value-type="float">
            <text:p>59,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7"/>-na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**** t(80)q(40) ****</text:p>
          </table:table-cell>
          <table:table-cell office:value-type="date" office:date-value="2017-04-21T22:33:09" calcext:value-type="date">
            <text:p>21/04/17 22:33</text:p>
          </table:table-cell>
          <table:table-cell office:value-type="float" office:value="0" calcext:value-type="float">
            <text:p>0</text:p>
          </table:table-cell>
          <table:table-cell office:value-type="float" office:value="59.18" calcext:value-type="float">
            <text:p>59,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7"/>-na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**** t(90)q(45) ****</text:p>
          </table:table-cell>
          <table:table-cell office:value-type="date" office:date-value="2017-04-21T22:34:21" calcext:value-type="date">
            <text:p>21/04/17 22:3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7"/>-na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**** t(100)q(50) ****</text:p>
          </table:table-cell>
          <table:table-cell office:value-type="date" office:date-value="2017-04-21T22:34:45" calcext:value-type="date">
            <text:p>21/04/17 22:34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,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7"/>-na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 style:data-style-name="N2" text:time-value="22:25:50.5082019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7:23:58.319661588</meta:creation-date>
    <dc:date>2017-04-21T22:36:41.506683036</dc:date>
    <meta:editing-duration>PT52M37S</meta:editing-duration>
    <meta:editing-cycles>6</meta:editing-cycles>
    <meta:generator>LibreOffice/5.1.6.2$Linux_X86_64 LibreOffice_project/10m0$Build-2</meta:generator>
    <meta:document-statistic meta:table-count="4" meta:cell-count="48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97cm" svg:y="4.201cm" style:legend-expansion="high" chart:style-name="ch2"/>
        <chart:plot-area chart:style-name="ch3" table:cell-range-address="'memoria 512m'.A2:'memoria 512m'.A11 'memoria 512m'.C1:'memoria 512m'.C11" chart:data-source-has-labels="both" svg:x="0.32cm" svg:y="0.18cm" svg:width="12.957cm" svg:height="8.64cm">
          <chartooo:coordinate-region svg:x="1.59cm" svg:y="0.18cm" svg:width="10.879cm" svg:height="5.853cm"/>
          <chart:axis chart:dimension="x" chart:name="primary-x" chart:style-name="ch4" chartooo:axis-type="auto">
            <chartooo:date-scale/>
            <chart:categories table:cell-range-address="'memoria 512m'.A2:'memoria 512m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emoria 512m'.C2:'memoria 512m'.C11" chart:label-cell-address="'memoria 512m'.C1:'memoria 512m'.C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Trans</text:p>
                <draw:g>
                  <svg:desc>'memoria 512m'.C1:'memoria 512m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**** t(10)q(5) ****</text:p>
                <draw:g>
                  <svg:desc>'memoria 512m'.A2:'memoria 512m'.A11</svg:desc>
                </draw:g>
              </table:table-cell>
              <table:table-cell office:value-type="float" office:value="50">
                <text:p>50</text:p>
                <draw:g>
                  <svg:desc>'memoria 512m'.C2:'memoria 512m'.C11</svg:desc>
                </draw:g>
              </table:table-cell>
            </table:table-row>
            <table:table-row>
              <table:table-cell office:value-type="string">
                <text:p>**** t(20)q(10) ****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**** t(30)q(15) ****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**** t(40)q(20) ****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**** t(50)q(25) ****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60)q(30) ****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70)q(35) ****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80)q(40) ****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90)q(45) ****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100)q(50) ****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1cm" svg:height="9.005cm" xlink:href=".." xlink:type="simple" chart:class="chart:line" chart:style-name="ch1">
        <chart:legend chart:legend-position="end" svg:x="12.811cm" svg:y="4.203cm" style:legend-expansion="high" chart:style-name="ch2"/>
        <chart:plot-area chart:style-name="ch3" table:cell-range-address="'memoria 512m'.A2:'memoria 512m'.A11 'memoria 512m'.F1:'memoria 512m'.F11" chart:data-source-has-labels="both" svg:x="-0.255cm" svg:y="-0.019cm" svg:width="12.848cm" svg:height="8.735cm">
          <chartooo:coordinate-region svg:x="1.682cm" svg:y="0.18cm" svg:width="10.771cm" svg:height="5.948cm"/>
          <chart:axis chart:dimension="x" chart:name="primary-x" chart:style-name="ch4" chartooo:axis-type="auto">
            <chartooo:date-scale/>
            <chart:categories table:cell-range-address="'memoria 512m'.A2:'memoria 512m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emoria 512m'.F2:'memoria 512m'.F11" chart:label-cell-address="'memoria 512m'.F1:'memoria 512m'.F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Resp Time</text:p>
                <draw:g>
                  <svg:desc>'memoria 512m'.F1:'memoria 512m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**** t(10)q(5) ****</text:p>
                <draw:g>
                  <svg:desc>'memoria 512m'.A2:'memoria 512m'.A11</svg:desc>
                </draw:g>
              </table:table-cell>
              <table:table-cell office:value-type="float" office:value="17.6">
                <text:p>17.6</text:p>
                <draw:g>
                  <svg:desc>'memoria 512m'.F2:'memoria 512m'.F11</svg:desc>
                </draw:g>
              </table:table-cell>
            </table:table-row>
            <table:table-row>
              <table:table-cell office:value-type="string">
                <text:p>**** t(20)q(10) ****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string">
                <text:p>**** t(30)q(15) ****</text:p>
              </table:table-cell>
              <table:table-cell office:value-type="float" office:value="18.64">
                <text:p>18.64</text:p>
              </table:table-cell>
            </table:table-row>
            <table:table-row>
              <table:table-cell office:value-type="string">
                <text:p>**** t(40)q(20) ****</text:p>
              </table:table-cell>
              <table:table-cell office:value-type="float" office:value="15.46">
                <text:p>15.46</text:p>
              </table:table-cell>
            </table:table-row>
            <table:table-row>
              <table:table-cell office:value-type="string">
                <text:p>**** t(50)q(25) ****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**** t(60)q(30) ****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**** t(70)q(35) ****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**** t(80)q(40) ****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**** t(90)q(45) ****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**** t(100)q(50) ****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line" chart:style-name="ch1">
        <chart:legend chart:legend-position="end" svg:x="13.26cm" svg:y="3.954cm" style:legend-expansion="high" chart:style-name="ch2"/>
        <chart:plot-area chart:style-name="ch3" table:cell-range-address="'memoria 512m'.A2:'memoria 512m'.A11 'memoria 512m'.J1:'memoria 512m'.K11" chart:data-source-has-labels="both" svg:x="0.319cm" svg:y="0.18cm" svg:width="12.622cm" svg:height="8.645cm">
          <chartooo:coordinate-region svg:x="1.589cm" svg:y="0.18cm" svg:width="10.545cm" svg:height="5.857cm"/>
          <chart:axis chart:dimension="x" chart:name="primary-x" chart:style-name="ch4" chartooo:axis-type="auto">
            <chartooo:date-scale/>
            <chart:categories table:cell-range-address="'memoria 512m'.A2:'memoria 512m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emoria 512m'.J2:'memoria 512m'.J11" chart:label-cell-address="'memoria 512m'.J1:'memoria 512m'.J1" chart:class="chart:line">
            <chart:data-point chart:repeated="10"/>
          </chart:series>
          <chart:series chart:style-name="ch8" chart:values-cell-range-address="'memoria 512m'.K2:'memoria 512m'.K11" chart:label-cell-address="'memoria 512m'.K1:'memoria 512m'.K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  OKAY</text:p>
                <draw:g>
                  <svg:desc>'memoria 512m'.J1:'memoria 512m'.J1</svg:desc>
                </draw:g>
              </table:table-cell>
              <table:table-cell office:value-type="string">
                <text:p>   Failed</text:p>
                <draw:g>
                  <svg:desc>'memoria 512m'.K1:'memoria 512m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**** t(10)q(5) ****</text:p>
                <draw:g>
                  <svg:desc>'memoria 512m'.A2:'memoria 512m'.A11</svg:desc>
                </draw:g>
              </table:table-cell>
              <table:table-cell office:value-type="float" office:value="50">
                <text:p>50</text:p>
                <draw:g>
                  <svg:desc>'memoria 512m'.J2:'memoria 512m'.J11</svg:desc>
                </draw:g>
              </table:table-cell>
              <table:table-cell office:value-type="float" office:value="96">
                <text:p>96</text:p>
                <draw:g>
                  <svg:desc>'memoria 512m'.K2:'memoria 512m'.K11</svg:desc>
                </draw:g>
              </table:table-cell>
            </table:table-row>
            <table:table-row>
              <table:table-cell office:value-type="string">
                <text:p>**** t(20)q(10) ****</text:p>
              </table:table-cell>
              <table:table-cell office:value-type="float" office:value="180">
                <text:p>1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**** t(30)q(15) ****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40)q(20) ****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50)q(25) ****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**** t(60)q(30) ****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**** t(70)q(35) ****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**** t(80)q(40) ****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**** t(90)q(45) ****</text:p>
              </table:table-cell>
              <table:table-cell office:value-type="float" office:value="0">
                <text:p>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**** t(100)q(50) ****</text:p>
              </table:table-cell>
              <table:table-cell office:value-type="float" office:value="0">
                <text:p>0</text:p>
              </table:table-cell>
              <table:table-cell office:value-type="float" office:value="1123">
                <text:p>11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1cm" svg:height="9.005cm" xlink:href=".." xlink:type="simple" chart:class="chart:line" chart:style-name="ch1">
        <chart:legend chart:legend-position="end" svg:x="12.758cm" svg:y="4.203cm" style:legend-expansion="high" chart:style-name="ch2"/>
        <chart:plot-area chart:style-name="ch3" table:cell-range-address="'memoria 512m'.A2:'memoria 512m'.A11 'memoria 512m'.I1:'memoria 512m'.I11" chart:data-source-has-labels="both" svg:x="-0.255cm" svg:y="-0.019cm" svg:width="12.848cm" svg:height="8.735cm">
          <chartooo:coordinate-region svg:x="1.682cm" svg:y="0.18cm" svg:width="10.771cm" svg:height="5.948cm"/>
          <chart:axis chart:dimension="x" chart:name="primary-x" chart:style-name="ch4" chartooo:axis-type="auto">
            <chartooo:date-scale/>
            <chart:categories table:cell-range-address="'memoria 512m'.A2:'memoria 512m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emoria 512m'.I2:'memoria 512m'.I11" chart:label-cell-address="'memoria 512m'.I1:'memoria 512m'.I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Concurrent</text:p>
                <draw:g>
                  <svg:desc>'memoria 512m'.I1:'memoria 512m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**** t(10)q(5) ****</text:p>
                <draw:g>
                  <svg:desc>'memoria 512m'.A2:'memoria 512m'.A11</svg:desc>
                </draw:g>
              </table:table-cell>
              <table:table-cell office:value-type="float" office:value="14.7">
                <text:p>14.7</text:p>
                <draw:g>
                  <svg:desc>'memoria 512m'.I2:'memoria 512m'.I11</svg:desc>
                </draw:g>
              </table:table-cell>
            </table:table-row>
            <table:table-row>
              <table:table-cell office:value-type="string">
                <text:p>**** t(20)q(10) ****</text:p>
              </table:table-cell>
              <table:table-cell office:value-type="float" office:value="68.58">
                <text:p>68.58</text:p>
              </table:table-cell>
            </table:table-row>
            <table:table-row>
              <table:table-cell office:value-type="string">
                <text:p>**** t(30)q(15) ****</text:p>
              </table:table-cell>
              <table:table-cell office:value-type="float" office:value="79.03">
                <text:p>79.03</text:p>
              </table:table-cell>
            </table:table-row>
            <table:table-row>
              <table:table-cell office:value-type="string">
                <text:p>**** t(40)q(20) ****</text:p>
              </table:table-cell>
              <table:table-cell office:value-type="float" office:value="83.55">
                <text:p>83.55</text:p>
              </table:table-cell>
            </table:table-row>
            <table:table-row>
              <table:table-cell office:value-type="string">
                <text:p>**** t(50)q(25) ****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60)q(30) ****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**** t(70)q(35) ****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80)q(40) ****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90)q(45) ****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100)q(50) ****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4.201cm" style:legend-expansion="high" chart:style-name="ch2"/>
        <chart:plot-area chart:style-name="ch3" table:cell-range-address="'memoria 1g'.A2:'memoria 1g'.A11 'memoria 1g'.C2:'memoria 1g'.C11" chart:data-source-has-labels="column" svg:x="0.32cm" svg:y="0.18cm" svg:width="12.614cm" svg:height="8.64cm">
          <chartooo:coordinate-region svg:x="1.59cm" svg:y="0.18cm" svg:width="10.536cm" svg:height="5.853cm"/>
          <chart:axis chart:dimension="x" chart:name="primary-x" chart:style-name="ch4" chartooo:axis-type="auto">
            <chartooo:date-scale/>
            <chart:categories table:cell-range-address="'memoria 1g'.A2:'memoria 1g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moria 1g'.C2:'memoria 1g'.C1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**** t(10)q(5) ****</text:p>
                <draw:g>
                  <svg:desc>'memoria 1g'.A2:'memoria 1g'.A11</svg:desc>
                </draw:g>
              </table:table-cell>
              <table:table-cell office:value-type="float" office:value="50">
                <text:p>50</text:p>
                <draw:g>
                  <svg:desc>'memoria 1g'.C2:'memoria 1g'.C11</svg:desc>
                </draw:g>
              </table:table-cell>
            </table:table-row>
            <table:table-row>
              <table:table-cell office:value-type="string">
                <text:p>**** t(20)q(10) ****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**** t(30)q(15) ****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**** t(40)q(20) ****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**** t(50)q(25) ****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**** t(60)q(30) ****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**** t(70)q(35) ****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**** t(80)q(40) ****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**** t(90)q(45) ****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**** t(100)q(50) ****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1cm" svg:height="9.005cm" xlink:href=".." xlink:type="simple" chart:class="chart:line" chart:style-name="ch1">
        <chart:legend chart:legend-position="end" svg:x="12.811cm" svg:y="4.203cm" style:legend-expansion="high" chart:style-name="ch2"/>
        <chart:plot-area chart:style-name="ch3" table:cell-range-address="'memoria 1g'.A2:'memoria 1g'.A11 'memoria 1g'.F1:'memoria 1g'.F11" chart:data-source-has-labels="both" svg:x="-0.255cm" svg:y="-0.019cm" svg:width="12.848cm" svg:height="8.735cm">
          <chartooo:coordinate-region svg:x="1.682cm" svg:y="0.18cm" svg:width="10.771cm" svg:height="5.948cm"/>
          <chart:axis chart:dimension="x" chart:name="primary-x" chart:style-name="ch4" chartooo:axis-type="auto">
            <chartooo:date-scale/>
            <chart:categories table:cell-range-address="'memoria 1g'.A2:'memoria 1g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moria 1g'.F2:'memoria 1g'.F11" chart:label-cell-address="'memoria 1g'.F1:'memoria 1g'.F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Resp Time</text:p>
                <draw:g>
                  <svg:desc>'memoria 1g'.F1:'memoria 1g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**** t(10)q(5) ****</text:p>
                <draw:g>
                  <svg:desc>'memoria 1g'.A2:'memoria 1g'.A11</svg:desc>
                </draw:g>
              </table:table-cell>
              <table:table-cell office:value-type="float" office:value="17.19">
                <text:p>17.19</text:p>
                <draw:g>
                  <svg:desc>'memoria 1g'.F2:'memoria 1g'.F11</svg:desc>
                </draw:g>
              </table:table-cell>
            </table:table-row>
            <table:table-row>
              <table:table-cell office:value-type="string">
                <text:p>**** t(20)q(10) ****</text:p>
              </table:table-cell>
              <table:table-cell office:value-type="float" office:value="22.41">
                <text:p>22.41</text:p>
              </table:table-cell>
            </table:table-row>
            <table:table-row>
              <table:table-cell office:value-type="string">
                <text:p>**** t(30)q(15) ****</text:p>
              </table:table-cell>
              <table:table-cell office:value-type="float" office:value="17.56">
                <text:p>17.56</text:p>
              </table:table-cell>
            </table:table-row>
            <table:table-row>
              <table:table-cell office:value-type="string">
                <text:p>**** t(40)q(20) ****</text:p>
              </table:table-cell>
              <table:table-cell office:value-type="float" office:value="14.87">
                <text:p>14.87</text:p>
              </table:table-cell>
            </table:table-row>
            <table:table-row>
              <table:table-cell office:value-type="string">
                <text:p>**** t(50)q(25) ****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**** t(60)q(30) ****</text:p>
              </table:table-cell>
              <table:table-cell office:value-type="float" office:value="11.77">
                <text:p>11.77</text:p>
              </table:table-cell>
            </table:table-row>
            <table:table-row>
              <table:table-cell office:value-type="string">
                <text:p>**** t(70)q(35) ****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string">
                <text:p>**** t(80)q(40) ****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string">
                <text:p>**** t(90)q(45) ****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**** t(100)q(50) ****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line" chart:style-name="ch1">
        <chart:legend chart:legend-position="end" svg:x="13.26cm" svg:y="3.954cm" style:legend-expansion="high" chart:style-name="ch2"/>
        <chart:plot-area chart:style-name="ch3" table:cell-range-address="'memoria 1g'.A2:'memoria 1g'.A11 'memoria 1g'.J1:'memoria 1g'.K11" chart:data-source-has-labels="both" svg:x="0.319cm" svg:y="0.18cm" svg:width="12.622cm" svg:height="8.645cm">
          <chartooo:coordinate-region svg:x="1.589cm" svg:y="0.18cm" svg:width="10.545cm" svg:height="5.857cm"/>
          <chart:axis chart:dimension="x" chart:name="primary-x" chart:style-name="ch4" chartooo:axis-type="auto">
            <chartooo:date-scale/>
            <chart:categories table:cell-range-address="'memoria 1g'.A2:'memoria 1g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moria 1g'.J2:'memoria 1g'.J11" chart:label-cell-address="'memoria 1g'.J1:'memoria 1g'.J1" chart:class="chart:line">
            <chart:data-point chart:repeated="10"/>
          </chart:series>
          <chart:series chart:style-name="ch7" chart:values-cell-range-address="'memoria 1g'.K2:'memoria 1g'.K11" chart:label-cell-address="'memoria 1g'.K1:'memoria 1g'.K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  OKAY</text:p>
                <draw:g>
                  <svg:desc>'memoria 1g'.J1:'memoria 1g'.J1</svg:desc>
                </draw:g>
              </table:table-cell>
              <table:table-cell office:value-type="string">
                <text:p>   Failed</text:p>
                <draw:g>
                  <svg:desc>'memoria 1g'.K1:'memoria 1g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**** t(10)q(5) ****</text:p>
                <draw:g>
                  <svg:desc>'memoria 1g'.A2:'memoria 1g'.A11</svg:desc>
                </draw:g>
              </table:table-cell>
              <table:table-cell office:value-type="float" office:value="50">
                <text:p>50</text:p>
                <draw:g>
                  <svg:desc>'memoria 1g'.J2:'memoria 1g'.J11</svg:desc>
                </draw:g>
              </table:table-cell>
              <table:table-cell office:value-type="float" office:value="94">
                <text:p>94</text:p>
                <draw:g>
                  <svg:desc>'memoria 1g'.K2:'memoria 1g'.K11</svg:desc>
                </draw:g>
              </table:table-cell>
            </table:table-row>
            <table:table-row>
              <table:table-cell office:value-type="string">
                <text:p>**** t(20)q(10) ****</text:p>
              </table:table-cell>
              <table:table-cell office:value-type="float" office:value="168">
                <text:p>1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**** t(30)q(15) ****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40)q(20) ****</text:p>
              </table:table-cell>
              <table:table-cell office:value-type="float" office:value="322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50)q(25) ****</text:p>
              </table:table-cell>
              <table:table-cell office:value-type="float" office:value="421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60)q(30) ****</text:p>
              </table:table-cell>
              <table:table-cell office:value-type="float" office:value="426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70)q(35) ****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80)q(40) ****</text:p>
              </table:table-cell>
              <table:table-cell office:value-type="float" office:value="495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90)q(45) ****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*** t(100)q(50) ****</text:p>
              </table:table-cell>
              <table:table-cell office:value-type="float" office:value="0">
                <text:p>0</text:p>
              </table:table-cell>
              <table:table-cell office:value-type="float" office:value="115">
                <text:p>1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1cm" svg:height="9.005cm" xlink:href=".." xlink:type="simple" chart:class="chart:line" chart:style-name="ch1">
        <chart:legend chart:legend-position="end" svg:x="12.758cm" svg:y="4.203cm" style:legend-expansion="high" chart:style-name="ch2"/>
        <chart:plot-area chart:style-name="ch3" table:cell-range-address="'memoria 1g'.A2:'memoria 1g'.A11 'memoria 1g'.I1:'memoria 1g'.I11" chart:data-source-has-labels="both" svg:x="-0.255cm" svg:y="-0.019cm" svg:width="12.848cm" svg:height="8.735cm">
          <chartooo:coordinate-region svg:x="1.682cm" svg:y="0.18cm" svg:width="10.771cm" svg:height="5.948cm"/>
          <chart:axis chart:dimension="x" chart:name="primary-x" chart:style-name="ch4" chartooo:axis-type="auto">
            <chartooo:date-scale/>
            <chart:categories table:cell-range-address="'memoria 1g'.A2:'memoria 1g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moria 1g'.I2:'memoria 1g'.I11" chart:label-cell-address="'memoria 1g'.I1:'memoria 1g'.I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Concurrent</text:p>
                <draw:g>
                  <svg:desc>'memoria 1g'.I1:'memoria 1g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**** t(10)q(5) ****</text:p>
                <draw:g>
                  <svg:desc>'memoria 1g'.A2:'memoria 1g'.A11</svg:desc>
                </draw:g>
              </table:table-cell>
              <table:table-cell office:value-type="float" office:value="14.52">
                <text:p>14.52</text:p>
                <draw:g>
                  <svg:desc>'memoria 1g'.I2:'memoria 1g'.I11</svg:desc>
                </draw:g>
              </table:table-cell>
            </table:table-row>
            <table:table-row>
              <table:table-cell office:value-type="string">
                <text:p>**** t(20)q(10) ****</text:p>
              </table:table-cell>
              <table:table-cell office:value-type="float" office:value="63.52">
                <text:p>63.52</text:p>
              </table:table-cell>
            </table:table-row>
            <table:table-row>
              <table:table-cell office:value-type="string">
                <text:p>**** t(30)q(15) ****</text:p>
              </table:table-cell>
              <table:table-cell office:value-type="float" office:value="80.09">
                <text:p>80.09</text:p>
              </table:table-cell>
            </table:table-row>
            <table:table-row>
              <table:table-cell office:value-type="string">
                <text:p>**** t(40)q(20) ****</text:p>
              </table:table-cell>
              <table:table-cell office:value-type="float" office:value="80.98">
                <text:p>80.98</text:p>
              </table:table-cell>
            </table:table-row>
            <table:table-row>
              <table:table-cell office:value-type="string">
                <text:p>**** t(50)q(25) ****</text:p>
              </table:table-cell>
              <table:table-cell office:value-type="float" office:value="86.16">
                <text:p>86.16</text:p>
              </table:table-cell>
            </table:table-row>
            <table:table-row>
              <table:table-cell office:value-type="string">
                <text:p>**** t(60)q(30) ****</text:p>
              </table:table-cell>
              <table:table-cell office:value-type="float" office:value="84.59">
                <text:p>84.59</text:p>
              </table:table-cell>
            </table:table-row>
            <table:table-row>
              <table:table-cell office:value-type="string">
                <text:p>**** t(70)q(35) ****</text:p>
              </table:table-cell>
              <table:table-cell office:value-type="float" office:value="83.95">
                <text:p>83.95</text:p>
              </table:table-cell>
            </table:table-row>
            <table:table-row>
              <table:table-cell office:value-type="string">
                <text:p>**** t(80)q(40) ****</text:p>
              </table:table-cell>
              <table:table-cell office:value-type="float" office:value="85.25">
                <text:p>85.25</text:p>
              </table:table-cell>
            </table:table-row>
            <table:table-row>
              <table:table-cell office:value-type="string">
                <text:p>**** t(90)q(45) ****</text:p>
              </table:table-cell>
              <table:table-cell office:value-type="float" office:value="88.45">
                <text:p>88.45</text:p>
              </table:table-cell>
            </table:table-row>
            <table:table-row>
              <table:table-cell office:value-type="string">
                <text:p>**** t(100)q(50) ****</text:p>
              </table:table-cell>
              <table:table-cell office:value-type="float" office:value="7.16">
                <text:p>7.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